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4cc85" officeooo:paragraph-rsid="0014cc85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4 電子時代</text:p>
        <text:p text:style-name="P1"/>
        <text:p text:style-name="P1">我蹛佇桃園，</text:p>
        <text:p text:style-name="P1">Guá tuà tī Thô-hn̂g, </text:p>
        <text:p text:style-name="P1"/>
        <text:p text:style-name="P1">平常時仔攏是駛車出門。</text:p>
        <text:p text:style-name="P1">pîng-siông-sî-á lóng sī sái-tshia tshut-mn̂g. </text:p>
        <text:p text:style-name="P1"/>
        <text:p text:style-name="P1">這擺欲去臺北出差，</text:p>
        <text:p text:style-name="P1">Tsit pái beh khì Tâi-pak tshut-tshai,</text:p>
        <text:p text:style-name="P1"/>
        <text:p text:style-name="P1">聽講停車位真歹揣，</text:p>
        <text:p text:style-name="P1">thiann-kóng thîng tshia uī tsin pháinn tshuē,</text:p>
        <text:p text:style-name="P1"/>
        <text:p text:style-name="P1">停車費又閣貴參參，</text:p>
        <text:p text:style-name="P1">thîng tshia huì iū-koh kuì-som-som, </text:p>
        <text:p text:style-name="P1"/>
        <text:p text:style-name="P1">一點鐘就愛五十箍，</text:p>
        <text:p text:style-name="P1">tsi̍t tiám-tsing tō ài gōo-tsa̍p khoo, </text:p>
        <text:p text:style-name="P1"/>
        <text:p text:style-name="P1">三工落來欲哪算會和？</text:p>
        <text:p text:style-name="P1">sann kang lo̍h-lâi beh ná sǹg ē hô? </text:p>
        <text:p text:style-name="P1"/>
        <text:p text:style-name="P1">上尾猶是決定坐車去臺北。</text:p>
        <text:p text:style-name="P1">Siōng-bué iáu sī kuat-tīng tsē tshia khì Tâi-pak.</text:p>
        <text:p text:style-name="P1"/>
        <text:p text:style-name="P1"/>
        <text:p text:style-name="P1"/>
        <text:p text:style-name="P1"/>
        <text:p text:style-name="P1">算算咧，</text:p>
        <text:p text:style-name="P1">Sǹg-sǹg --leh, </text:p>
        <text:p text:style-name="P1"/>
        <text:p text:style-name="P1">這幾年坐公車抑是坐捷運的機會無超過三改，</text:p>
        <text:p text:style-name="P1">tsit kuí nî tsē kong-tshia ia̍h-sī tsē tsia̍t-ūn ê ki-huē bô tshiau-kuè sann kái, </text:p>
        <text:p text:style-name="P1"/>
        <text:p text:style-name="P1">欲坐佗一幫車才會到位我嘛毋知。</text:p>
        <text:p text:style-name="P1">beh tsē tó tsi̍t pang tshia tsiah ē kàu-uī guá mā m̄ tsai. </text:p>
        <text:p text:style-name="P1"/>
        <text:p text:style-name="P1">無共坐車的路線舞予清楚，</text:p>
        <text:p text:style-name="P1">Bô kā tsē tshia ê lōo-suànn bú hōo tshing-tshó, </text:p>
        <text:p text:style-name="P1"/>
        <text:p text:style-name="P1">我毋敢出門。</text:p>
        <text:p text:style-name="P1">guá m̄ kánn tshut-mn̂g.</text:p>
        <text:p text:style-name="P1"/>
        <text:p text:style-name="P1"/>
        <text:p text:style-name="P1"/>
        <text:p text:style-name="P1"/>
        <text:p text:style-name="P1">坐客運到捷運站，</text:p>
        <text:p text:style-name="P1">Tsē kheh-ūn kàu tsia̍t-ūn-tsām,</text:p>
        <text:p text:style-name="P1"/>
        <text:p text:style-name="P1">愛閣盤車才會到位。</text:p>
        <text:p text:style-name="P1">ài koh puânn-tshia tsiah ē kàu-uī. </text:p>
        <text:p text:style-name="P1"/>
        <text:p text:style-name="P1">對客運落車，</text:p>
        <text:p text:style-name="P1">Uì kheh-ūn lo̍h-tshia, </text:p>
        <text:p text:style-name="P1"/>
        <text:p text:style-name="P1">入去捷運站，</text:p>
        <text:p text:style-name="P1">ji̍p-khì tsia̍t-ūn-tsām, </text:p>
        <text:p text:style-name="P1"/>
        <text:p text:style-name="P1">我是看甲目睭花花花，</text:p>
        <text:p text:style-name="P1">guá sī khuànn kah ba̍k-tsiu hue-hue-hue, </text:p>
        <text:p text:style-name="P1"/>
        <text:p text:style-name="P1">毋過逐家的跤步真緊。</text:p>
        <text:p text:style-name="P1"><text:soft-page-break/>m̄-koh ta̍k-ke ê kha-pōo tsin kín. </text:p>
        <text:p text:style-name="P1"/>
        <text:p text:style-name="P1">逐家手提一張『悠遊卡』，</text:p>
        <text:p text:style-name="P1">Ta̍k-ke tshiú the̍h tsi̍t tiunn ‘iu-iû-khah’, </text:p>
        <text:p text:style-name="P1"/>
        <text:p text:style-name="P1">觱一聲，</text:p>
        <text:p text:style-name="P1">pi tsi̍t siann, </text:p>
        <text:p text:style-name="P1"/>
        <text:p text:style-name="P1">人就會當過去矣。</text:p>
        <text:p text:style-name="P1">lâng tō ē-tàng kuè--khì --ah. </text:p>
        <text:p text:style-name="P1"/>
        <text:p text:style-name="P1">干焦我這个庄跤倯徛佇遐，</text:p>
        <text:p text:style-name="P1">Kan-na guá tsit ê tsng-kha-sông khiā tī hia, </text:p>
        <text:p text:style-name="P1"/>
        <text:p text:style-name="P1">毋知欲按怎行？</text:p>
        <text:p text:style-name="P1">m̄ tsai beh án-tsuánn kiânn? </text:p>
        <text:p text:style-name="P1"/>
        <text:p text:style-name="P1">好佳哉，</text:p>
        <text:p text:style-name="P1">Hó-ka-tsài, </text:p>
        <text:p text:style-name="P1"/>
        <text:p text:style-name="P1">敢問就有路，</text:p>
        <text:p text:style-name="P1">kánn mn̄g tō ū lōo, </text:p>
        <text:p text:style-name="P1"/>
        <text:p text:style-name="P1">拄著一位婦人人，</text:p>
        <text:p text:style-name="P1">tú-tio̍h tsi̍t uī hū-jîn-lâng, </text:p>
        <text:p text:style-name="P1"/>
        <text:p text:style-name="P1">伊真熱心𤆬我去盤車，</text:p>
        <text:p text:style-name="P1">i <text:s/>tsin jia̍t-sim tshuā guá khì puânn-tshia, </text:p>
        <text:p text:style-name="P1"/>
        <text:p text:style-name="P1">我才會當順利到位。</text:p>
        <text:p text:style-name="P1">guá tsiah ē-tàng sūn-lī kàu-uī.</text:p>
        <text:p text:style-name="P1"/>
        <text:p text:style-name="P1"/>
        <text:p text:style-name="P1"/>
        <text:p text:style-name="P1"/>
        <text:p text:style-name="P1">暗時轉到厝裡，</text:p>
        <text:p text:style-name="P1">Àm-sî tńg kàu tshù--lí, </text:p>
        <text:p text:style-name="P1"/>
        <text:p text:style-name="P1">捷運的一切出現佇我的目睭前，</text:p>
        <text:p text:style-name="P1">tsia̍t-ūn ê it-tshè tshut-hiān tī guá ê ba̍k-tsiu-tsîng, </text:p>
        <text:p text:style-name="P1"/>
        <text:p text:style-name="P1">感覺咱臺灣的交通誠進步。</text:p>
        <text:p text:style-name="P1">kám-kak lán Tâi-uân ê kau-thong tsiânn tsìn-pōo. </text:p>
        <text:p text:style-name="P1"/>
        <text:p text:style-name="P1">無論是公車、</text:p>
        <text:p text:style-name="P1">Bô-lūn sī kong-tshia, </text:p>
        <text:p text:style-name="P1"/>
        <text:p text:style-name="P1">捷運抑是高鐵攏予人感覺真利便，</text:p>
        <text:p text:style-name="P1">tsia̍t-ūn ia̍h-sī ko-thih lóng hōo lâng kám-kak tsin lī-piān, </text:p>
        <text:p text:style-name="P1"/>
        <text:p text:style-name="P1">這是因為「電子化」的關係。</text:p>
        <text:p text:style-name="P1">tse sī in-uī “tiān-tsú-huà” ê kuan-hē. </text:p>
        <text:p text:style-name="P1"/>
        <text:p text:style-name="P1">佇捷運的每一个車廂攏有跑馬燈，</text:p>
        <text:p text:style-name="P1">Tī tsia̍t-ūn ê muí tsi̍t ê tshia-siunn lóng ū pháu-bé-ting, </text:p>
        <text:p text:style-name="P1"/>
        <text:p text:style-name="P1">會顯示後一站的站名，</text:p>
        <text:p text:style-name="P1">ē hián-sī āu tsi̍t tsām ê tsām-miâ, </text:p>
        <text:p text:style-name="P1"/>
        <text:p text:style-name="P1">閣有真人的聲音用華語、閩南語、客語佮英語來放送，</text:p>
        <text:p text:style-name="P1">koh ū tsin lâng ê siann-im iōng Huâ-gí, Bân-lâm-gí, <text:soft-page-break/>Kheh-gí kah Ing-gí lâi hòng-sàng, </text:p>
        <text:p text:style-name="P1"/>
        <text:p text:style-name="P1">予你知影紲落去是佗一站。</text:p>
        <text:p text:style-name="P1">hōo lí tsai-iánn suà--lo̍h-khì sī tó tsi̍t tsām.</text:p>
        <text:p text:style-name="P1"/>
        <text:p text:style-name="P1"/>
        <text:p text:style-name="P1"/>
        <text:p text:style-name="P1"/>
        <text:p text:style-name="P1">坐捷運無啥物風景通好看，</text:p>
        <text:p text:style-name="P1">Tsē tsia̍t-ūn bô siánn-mih hong-kíng thang-hó khuànn, </text:p>
        <text:p text:style-name="P1"/>
        <text:p text:style-name="P1">我只好看逐家咧創啥？</text:p>
        <text:p text:style-name="P1">guá tsí-hó khuànn ta̍k-ke teh tshòng siánn? </text:p>
        <text:p text:style-name="P1"/>
        <text:p text:style-name="P1">少年的咧做「向頭族」，</text:p>
        <text:p text:style-name="P1">Siàu-liân--ê teh tsò “ànn-thâu-tso̍k”, </text:p>
        <text:p text:style-name="P1"/>
        <text:p text:style-name="P1">提手機仔來看面冊佮#『line』#。</text:p>
        <text:p text:style-name="P1">the̍h tshiú-ki-á lâi khuànn bīn-tsheh kah #‘line’#. </text:p>
        <text:p text:style-name="P1"/>
        <text:p text:style-name="P1">無就是上網，</text:p>
        <text:p text:style-name="P1">Bô tō sī tsiūnn-bāng, </text:p>
        <text:p text:style-name="P1"/>
        <text:p text:style-name="P1">看有啥物好空的通買。</text:p>
        <text:p text:style-name="P1">khuànn ū siánn-mih hó-khang--ê thang bé. </text:p>
        <text:p text:style-name="P1"/>
        <text:p text:style-name="P1">啊若年歲較有的就坐佇博愛座咧啄龜。</text:p>
        <text:p text:style-name="P1">Ah nā nî-huè khah ū ê tō tsē tī phok-ài-tsō teh tok-ku. </text:p>
        <text:p text:style-name="P1"/>
        <text:p text:style-name="P1">看逐家攏咧huê手機仔，</text:p>
        <text:p text:style-name="P1">Khuànn ta̍k-ke lóng teh huê tshiú-ki-á, </text:p>
        <text:p text:style-name="P1"/>
        <text:p text:style-name="P1">有樣看樣，</text:p>
        <text:p text:style-name="P1">ū iūnn khuànn iūnn, </text:p>
        <text:p text:style-name="P1"/>
        <text:p text:style-name="P1">我嘛共我的提出來收電子批，</text:p>
        <text:p text:style-name="P1">guá mā kā guá ê the̍h--tshut-lâi siu tiān-tsú-phue, </text:p>
        <text:p text:style-name="P1"/>
        <text:p text:style-name="P1">驚有重要的代誌落勾去。</text:p>
        <text:p text:style-name="P1">kiann ū tiōng-iàu ê tāi-tsì làu-kau --khì. </text:p>
        <text:p text:style-name="P1"/>
        <text:p text:style-name="P1">毋過我是袂看手機仔傷久的，</text:p>
        <text:p text:style-name="P1">M̄-koh guá sī bē khuànn tshiú-ki-á siunn kú--ê, </text:p>
        <text:p text:style-name="P1"/>
        <text:p text:style-name="P1">因為按呢對目睭真傷。</text:p>
        <text:p text:style-name="P1">in-uī án-ne tuì ba̍k-tsiu tsin siong.</text:p>
        <text:p text:style-name="P1"/>
        <text:p text:style-name="P1"/>
        <text:p text:style-name="P1"/>
        <text:p text:style-name="P1"/>
        <text:p text:style-name="P1">這馬若欲出門免紮傷濟現金，</text:p>
        <text:p text:style-name="P1">Tsit-má nā beh tshut-mn̂g bián tsah siunn tsē hiān-kim, </text:p>
        <text:p text:style-name="P1"/>
        <text:p text:style-name="P1">因為去餐廳、百貨公司、</text:p>
        <text:p text:style-name="P1">in-uī khì tshan-thiann, pah-huè kong-si, </text:p>
        <text:p text:style-name="P1"/>
        <text:p text:style-name="P1">大賣場抑是其他的商店，</text:p>
        <text:p text:style-name="P1">tuā-bē-tiûnn ia̍h-sī kî-thann ê siong-tiàm, </text:p>
        <text:p text:style-name="P1"/>
        <text:p text:style-name="P1">用「信用卡」就會使得。</text:p>
        <text:p text:style-name="P1"><text:soft-page-break/>iōng “sìn-iōng-khah” tō ē-sái-tit. </text:p>
        <text:p text:style-name="P1"/>
        <text:p text:style-name="P1">辦公室的電腦有的是大大台，</text:p>
        <text:p text:style-name="P1">Pān-kong-sik ê tiān-náu ū--ê sī tuā-tuā tâi, </text:p>
        <text:p text:style-name="P1"/>
        <text:p text:style-name="P1">有的是薄縭絲。</text:p>
        <text:p text:style-name="P1">ū--ê sī po̍h-li-si. </text:p>
        <text:p text:style-name="P1"/>
        <text:p text:style-name="P1">阮厝裡掃塗跤的機器人，</text:p>
        <text:p text:style-name="P1">Guán tshù--lí sàu thôo-kha ê ki-khì-lâng, </text:p>
        <text:p text:style-name="P1"/>
        <text:p text:style-name="P1">車頂的𤆬路機仔、行車記錄器，</text:p>
        <text:p text:style-name="P1">tshia-tíng ê tshuā-lōo ki-á, hîng-tshia kì-lo̍k-khì, </text:p>
        <text:p text:style-name="P1"/>
        <text:p text:style-name="P1">佇高速公路的#『ETC』#攏是電子產品。</text:p>
        <text:p text:style-name="P1">tī ko-sok kong-lōo ê #‘ETC’# lóng sī tiān-tsú sán-phín. </text:p>
        <text:p text:style-name="P1"/>
        <text:p text:style-name="P1">這个「電子時代」，</text:p>
        <text:p text:style-name="P1">Tsit ê “tiān-tsú sî-tāi”,</text:p>
        <text:p text:style-name="P1"/>
        <text:p text:style-name="P1">電子的產品實在是滿滿是。</text:p>
        <text:p text:style-name="P1">tiān-tsú ê sán-phín si̍t-tsāi sī muá-muá-sī.</text:p>
        <text:p text:style-name="P1"/>
        <text:p text:style-name="P1"/>
        <text:p text:style-name="P1"/>
        <text:p text:style-name="P1"/>
        <text:p text:style-name="P1">這馬拄上市的電子產品真緊就會予新的發明換掉，</text:p>
        <text:p text:style-name="P1">Tsit-má tú tsiūnn-tshī ê tiān-tsú sán-phín tsin kín tō ē hōo sin ê huat-bîng uānn-tiāu, </text:p>
        <text:p text:style-name="P1"/>
        <text:p text:style-name="P1">創新的跤步一直向前行，</text:p>
        <text:p text:style-name="P1">tshòng-sin ê kha-pōo it-ti̍t hiòng-tsiân kiânn, </text:p>
        <text:p text:style-name="P1"/>
        <text:p text:style-name="P1">因為這是「電子時代」。</text:p>
        <text:p text:style-name="P1">in-uī tse sī ‘tiān-tsú sî-tāi.’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10:58.866632335</dc:date>
    <meta:editing-duration>PT25S</meta:editing-duration>
    <meta:editing-cycles>1</meta:editing-cycles>
    <meta:document-statistic meta:table-count="0" meta:image-count="0" meta:object-count="0" meta:page-count="4" meta:paragraph-count="134" meta:word-count="1146" meta:character-count="3361" meta:non-whitespace-character-count="2953"/>
    <meta:generator>LibreOffice/5.1.6.2$Linux_X86_64 LibreOffice_project/10m0$Build-2</meta:generator>
  </office:meta>
</office:document-meta>
</file>